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174.1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13.65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21.04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rich0000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default-cell-style-name="ce1"/>
        <table:table-column table:style-name="co15" table:default-cell-style-name="ce1"/>
        <table:table-column table:style-name="co18" table:number-columns-repeated="1005" table:default-cell-style-name="ce1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1214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Planck &amp; Einstein, noch mehr Teilche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ch Alpha Centauri 2004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 </text:p>
            <text:p>506957713 </text:p>
          </table:table-cell>
          <table:table-cell table:style-name="ce3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1242|</text:p>
          </table:table-cell>
          <table:table-cell office:value-type="string" calcext:value-type="string">
            <text:p>3458333924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Insel Verl.</text:p>
          </table:table-cell>
          <table:table-cell office:value-type="string" calcext:value-type="string">
            <text:p>Gribbin, John</text:p>
          </table:table-cell>
          <table:table-cell office:value-type="string" calcext:value-type="string">
            <text:p>Unsere Sonne - ein raetselhafter Stern? :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ribbin Unsere Sonne ein raetselhafter Stern? 19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182873609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<text:a xlink:href="http://d-nb.info/943514126" xlink:type="simple">943514126</text:a>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341351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Clarendon</text:p>
          </table:table-cell>
          <table:table-cell office:value-type="string" calcext:value-type="string">
            <text:p>Rosseland, S.</text:p>
          </table:table-cell>
          <table:table-cell office:value-type="string" calcext:value-type="string">
            <text:p>Theoretical astrophysics : Atomic theory and the analysis of stellar atmospheres and envelope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Rosseland Theoretical astrophysics 1936</text:p>
          </table:table-cell>
          <table:table-cell office:value-type="string" calcext:value-type="string">
            <text:p>36021610</text:p>
          </table:table-cell>
          <table:table-cell office:value-type="string" calcext:value-type="string">
            <text:p>523.</text:p>
          </table:table-cell>
          <table:table-cell office:value-type="string" calcext:value-type="string">
            <text:p> </text:p>
            <text:p>142892386</text:p>
          </table:table-cell>
          <table:table-cell office:value-type="string" calcext:value-type="string">
            <text:p>523.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0316507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1455|</text:p>
          </table:table-cell>
          <table:table-cell office:value-type="string" calcext:value-type="string">
            <text:p>0713996773|</text:p>
          </table:table-cell>
          <table:table-cell office:value-type="string" calcext:value-type="string">
            <text:p>1st publ.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Greene, Brian</text:p>
          </table:table-cell>
          <table:table-cell office:value-type="string" calcext:value-type="string">
            <text:p>The fabric of the cosmos : Space, time, and the texture of realit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reene The fabric the cosmos 2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23.1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18526630" calcext:value-type="float">
            <text:p>185266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8994</text:p>
          </table:table-cell>
          <table:table-cell table:style-name="ce3" office:value-type="string" calcext:value-type="string">
            <text:p><text:a xlink:href="http://cds.cern.ch/search?f=080__a&amp;p=524.8" xlink:type="simple">524.8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1645|</text:p>
          </table:table-cell>
          <table:table-cell office:value-type="string" calcext:value-type="string">
            <text:p>9783981139303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Die Welt der Galaxien, Geheimnisse der Natu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sch Alpha Centauri 2007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1758|</text:p>
          </table:table-cell>
          <table:table-cell office:value-type="string" calcext:value-type="string">
            <text:p>3860250892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Kaler, James B.</text:p>
          </table:table-cell>
          <table:table-cell office:value-type="string" calcext:value-type="string">
            <text:p>Sterne und ihre Spektren : Astronomische Signale aus Lich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Kaler Sterne und ihre Spektren 199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5723309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40994615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1873|</text:p>
          </table:table-cell>
          <table:table-cell office:value-type="string" calcext:value-type="string">
            <text:p>0026045117|</text:p>
          </table:table-cell>
          <table:table-cell office:value-type="string" calcext:value-type="string">
            <text:p>1st American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Macmillan</text:p>
          </table:table-cell>
          <table:table-cell office:value-type="string" calcext:value-type="string">
            <text:p>Ronan, Colin A.</text:p>
          </table:table-cell>
          <table:table-cell office:value-type="string" calcext:value-type="string">
            <text:p>The natural history of the universe : From the big bang to the end of tim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Ronan The natural history the universe 1991</text:p>
          </table:table-cell>
          <table:table-cell office:value-type="string" calcext:value-type="string">
            <text:p>91017063 </text:p>
          </table:table-cell>
          <table:table-cell office:value-type="string" calcext:value-type="string">
            <text:p>5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08462823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2308|</text:p>
          </table:table-cell>
          <table:table-cell office:value-type="string" calcext:value-type="string">
            <text:p>3827405270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Morrison, David</text:p>
          </table:table-cell>
          <table:table-cell office:value-type="string" calcext:value-type="string">
            <text:p>Planetenwelten : Eine Entdeckungsreise durch das Sonnensyste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orrison Planetenwelten 1999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254666329" calcext:value-type="float">
            <text:p>254666329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<text:a xlink:href="http://d-nb.info/955263654" xlink:type="simple">955263654</text:a>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342309|</text:p>
          </table:table-cell>
          <table:table-cell office:value-type="string" calcext:value-type="string">
            <text:p>3936278288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Wiss</text:p>
          </table:table-cell>
          <table:table-cell/>
          <table:table-cell office:value-type="string" calcext:value-type="string">
            <text:p>Vom Quant zum Kosmos :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Vom Quant zum Kosmos 20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3588200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6723839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2563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British Broadcasting</text:p>
          </table:table-cell>
          <table:table-cell office:value-type="string" calcext:value-type="string">
            <text:p>Feynman, Richard</text:p>
          </table:table-cell>
          <table:table-cell office:value-type="string" calcext:value-type="string">
            <text:p>The character of physical law : 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Feynman The character physical law 1965</text:p>
          </table:table-cell>
          <table:table-cell office:value-type="string" calcext:value-type="string">
            <text:p>68128165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 </text:p>
            <text:p>868952001</text:p>
          </table:table-cell>
          <table:table-cell office:value-type="string" calcext:value-type="string">
            <text:p>530.1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1227486" calcext:value-type="float">
            <text:p>12274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8794</text:p>
          </table:table-cell>
          <table:table-cell office:value-type="string" calcext:value-type="string">
            <text:p>530.1; 1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2603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Planeten, Stern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esch Alpha Centauri 2001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507835441" calcext:value-type="float">
            <text:p>5078354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6862443X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342958|</text:p>
          </table:table-cell>
          <table:table-cell office:value-type="string" calcext:value-type="string">
            <text:p>3827400538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Fahr, Hans</text:p>
          </table:table-cell>
          <table:table-cell office:value-type="string" calcext:value-type="string">
            <text:p>Die Entstehung von Sonnensystemen : Eine Einfuehrung in das Problem der Planetenentstehung.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ahr Die Entstehung von Sonnensystemen 199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2390496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52300796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3008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Akademie-Verl.</text:p>
          </table:table-cell>
          <table:table-cell office:value-type="string" calcext:value-type="string">
            <text:p>Spickermann, Wolfgang</text:p>
          </table:table-cell>
          <table:table-cell office:value-type="string" calcext:value-type="string">
            <text:p>Kosmologie und die Legende vom Schoepfungsakt : 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pickermann Kosmologie und die Legende vom Schoepfungsakt 197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042671515 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<text:a xlink:href="http://d-nb.info/780451252" xlink:type="simple">780451252</text:a>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307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Wiss. Verl.-Ges.</text:p>
          </table:table-cell>
          <table:table-cell office:value-type="string" calcext:value-type="string">
            <text:p>Elsaesser, Hans</text:p>
          </table:table-cell>
          <table:table-cell office:value-type="string" calcext:value-type="string">
            <text:p>Mensch und Weltall : Beitraege von Prof. Dr. Heinrich Siedentop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Elsaesser Mensch und Weltall 1966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22055355" calcext:value-type="float">
            <text:p>22055355</text:p>
          </table:table-cell>
          <table:table-cell office:value-type="string" calcext:value-type="string">
            <text:p>520</text:p>
          </table:table-cell>
          <table:table-cell table:style-name="ce3" office:value-type="string" calcext:value-type="string">
            <text:p><text:a xlink:href="http://d-nb.info/458945994" xlink:type="simple">458945994</text:a>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3574|</text:p>
          </table:table-cell>
          <table:table-cell office:value-type="string" calcext:value-type="string">
            <text:p>1844425525 ; 9781844425525|</text:p>
          </table:table-cell>
          <table:table-cell/>
          <table:table-cell office:value-type="string" calcext:value-type="string">
            <text:p>Bristol</text:p>
          </table:table-cell>
          <table:table-cell office:value-type="string" calcext:value-type="string">
            <text:p>Carlton</text:p>
          </table:table-cell>
          <table:table-cell office:value-type="string" calcext:value-type="string">
            <text:p>May, Brian</text:p>
          </table:table-cell>
          <table:table-cell office:value-type="string" calcext:value-type="string">
            <text:p>Bang! : The complete history of the univers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y Bang! 2006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3692|</text:p>
          </table:table-cell>
          <table:table-cell office:value-type="string" calcext:value-type="string">
            <text:p>3426267187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roemer Knaur</text:p>
          </table:table-cell>
          <table:table-cell office:value-type="string" calcext:value-type="string">
            <text:p>Thorne, Kip S.</text:p>
          </table:table-cell>
          <table:table-cell office:value-type="string" calcext:value-type="string">
            <text:p>Gekruemmter Raum und verbogene Zeit : Einsteins Vermaechtni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Thorne Gekruemmter Raum und verbogene Zeit 1994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 </text:p>
            <text:p>16409533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<text:a xlink:href="http://d-nb.info/942100174" xlink:type="simple">942100174</text:a>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3739|</text:p>
          </table:table-cell>
          <table:table-cell office:value-type="string" calcext:value-type="string">
            <text:p>3540635971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Longair, Malcolm S.</text:p>
          </table:table-cell>
          <table:table-cell office:value-type="string" calcext:value-type="string">
            <text:p>Das erklaerte Universum :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Longair Das erklaerte Universum 199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 </text:p>
            <text:p>239048199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<text:a xlink:href="http://d-nb.info/951988301" xlink:type="simple">951988301</text:a>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3907|</text:p>
          </table:table-cell>
          <table:table-cell office:value-type="string" calcext:value-type="string">
            <text:p>9783423247122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tv</text:p>
          </table:table-cell>
          <table:table-cell office:value-type="string" calcext:value-type="string">
            <text:p>Chown, Marcus</text:p>
          </table:table-cell>
          <table:table-cell office:value-type="string" calcext:value-type="string">
            <text:p>Das Universum und das ewige Leben : Neue Antworten auf elementare Frag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own Das Universum und das ewige Leben 2009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 </text:p>
            <text:p>567017036 </text:p>
          </table:table-cell>
          <table:table-cell table:style-name="ce4" office:value-type="string" calcext:value-type="string">
            <text:p>500.</text:p>
          </table:table-cell>
          <table:table-cell table:style-name="ce3" office:value-type="string" calcext:value-type="string">
            <text:p><text:a xlink:href="http://d-nb.info/988762897" xlink:type="simple">988762897</text:a> </text:p>
          </table:table-cell>
          <table:table-cell office:value-type="string" calcext:value-type="string">
            <text:p>500.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401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eelze</text:p>
          </table:table-cell>
          <table:table-cell office:value-type="string" calcext:value-type="string">
            <text:p>Friedrich</text:p>
          </table:table-cell>
          <table:table-cell office:value-type="string" calcext:value-type="string">
            <text:p>Bernhard, Helmut</text:p>
          </table:table-cell>
          <table:table-cell office:value-type="string" calcext:value-type="string">
            <text:p>Astrophysik : Forschung und Unterricht. Sonderdruck der Zeitschrift Astronomie und Raumfahrt im Unterrich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ernhard Astrophysik 1998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245851615" calcext:value-type="float">
            <text:p>245851615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344147|</text:p>
          </table:table-cell>
          <table:table-cell office:value-type="string" calcext:value-type="string">
            <text:p>3879735026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Verl. Sterne u. Weltraum</text:p>
          </table:table-cell>
          <table:table-cell office:value-type="string" calcext:value-type="string">
            <text:p>Borgeest, Ulf</text:p>
          </table:table-cell>
          <table:table-cell office:value-type="string" calcext:value-type="string">
            <text:p>Zeit : Das ewige Raetse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orgeest Zeit 2000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 </text:p>
            <text:p>310544289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0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.00.0000</text:date>, <text:time style:data-style-name="N2" text:time-value="15:13:16.0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8-05-17T17:27:29.092000000</meta:creation-date>
    <meta:editing-duration>P0D</meta:editing-duration>
    <meta:editing-cycles>1</meta:editing-cycles>
    <meta:document-statistic meta:table-count="1" meta:cell-count="382" meta:object-count="0"/>
  </office:meta>
</office:document-meta>
</file>